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6.999cm" style:rel-column-width="65535*"/>
    </style:style>
    <style:style style:name="Tabella1.A1" style:family="table-cell">
      <style:table-cell-properties fo:background-color="#e6e6e6" fo:padding="0.097cm" fo:border="none">
        <style:background-image/>
      </style:table-cell-properties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16.999cm" style:rel-column-width="65535*"/>
    </style:style>
    <style:style style:name="Tabella2.A1" style:family="table-cell">
      <style:table-cell-properties fo:background-color="#e6e6e6" fo:padding="0.097cm" fo:border="none">
        <style:background-image/>
      </style:table-cell-properties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16.999cm" style:rel-column-width="65535*"/>
    </style:style>
    <style:style style:name="Tabella3.A1" style:family="table-cell">
      <style:table-cell-properties fo:background-color="#e6e6e6" fo:padding="0.097cm" fo:border="none">
        <style:background-image/>
      </style:table-cell-properties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16.999cm" style:rel-column-width="65535*"/>
    </style:style>
    <style:style style:name="Tabella4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italic" style:text-underline-style="none" style:font-style-asian="italic" style:font-style-complex="italic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text-properties fo:font-style="italic" style:text-underline-style="none" style:font-style-asian="italic" style:font-style-complex="italic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left="2.501cm" fo:margin-right="0cm" fo:text-indent="-0.635cm" style:auto-text-indent="false"/>
    </style:style>
    <text:list-style style:name="L1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ZIONE DEL PROGETTO</text:p>
      <text:p text:style-name="Text_20_body"/>
      <text:p text:style-name="P2">Documentazione utente</text:p>
      <text:p text:style-name="Text_20_body">− Indicazione dei requisiti minimi di istallazione (con particolare riferimento alle dipendenze</text:p>
      <text:p text:style-name="Text_20_body">software).</text:p>
      <text:p text:style-name="Text_20_body">− Istruzioni di istallazione.</text:p>
      <text:p text:style-name="Text_20_body"/>
      <text:p text:style-name="Text_20_body"/>
      <text:p text:style-name="P1">INSTALLAZIONE LINUX</text:p>
      <text:p text:style-name="Text_20_body">Per mostrare l'installazione in ambiente Linux utilizzeremo una distribuzione Debian like.</text:p>
      <text:p text:style-name="Text_20_body">Installeremo nel nostro sistema tre componenti fondamentali per il nostro programma: Tomcat, Apache e Mysql.</text:p>
      <text:p text:style-name="Text_20_body"/>
      <text:p text:style-name="Text_20_body">Per prima cosa, dobbiamo verificare se nel nostro sistema siano già installati i pacchetti Java jre e jdk, in caso contrario si dovrà installarli tramite il comando: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4">sudo apt-get install sun-java5-jre sun-java5-jdk</text:p>
          </table:table-cell>
        </table:table-row>
      </table:table>
      <text:p text:style-name="Text_20_body"/>
      <text:p text:style-name="Text_20_body">A questo punto si potrà procedere ad installare Tomcat scaricandolo dal sito ufficiale http://tomcat.apache.org/ o tramite repository lanciando il comando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">sudo apt-get install tomcat6</text:p>
          </table:table-cell>
        </table:table-row>
      </table:table>
      <text:p text:style-name="P5"/>
      <text:p text:style-name="Text_20_body">Tomcat è a questo installato nel nostro sistema e sarà possibile avviarlo digitando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5">sudo /etc/init.d/tomcat start</text:p>
          </table:table-cell>
        </table:table-row>
      </table:table>
      <text:p text:style-name="Text_20_body"/>
      <text:p text:style-name="Text_20_body">Se tutto è andato a buon fine, digitando l'indirizzo http://localhost:8080 si dovrebbe avere la pagina di benvenuto di Tomcat.</text:p>
      <text:p text:style-name="Text_20_body">Come ultima cosa installiamo il DBMS Mysql, semplicemente lanciando da terminale il comando: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5">sudo apt-get install apache2 mysql-server</text:p>
          </table:table-cell>
        </table:table-row>
      </table:table>
      <text:p text:style-name="Text_20_body"/>
      <text:p text:style-name="Text_20_body">Tomcat può gestire più applicazioni contemporaneamente semplicemente inserendole nella directory webapps, in sottodirectory denominate con il nome dell'applicazione.</text:p>
      <text:p text:style-name="Text_20_body">Le applicazioni potranno però essere gestite da Tomcat solo se organizzate in una struttura standard. Ogni applicazione infatti dovrà avere un nome che deve corrispondere al nome della directory in cui i suoi file sono memorizzati. Nel nostro caso quindi chiamandosi il progetto “Job” i suoi file devono essere inseriti nella directory “Job” all'interno della cartella di lavoro TomCat.</text:p>
      <text:p text:style-name="Text_20_body"/>
      <text:p text:style-name="Text_20_body"><text:soft-page-break/>La cartella “Job” dovrà avere alcune sottocartelle standard:</text:p>
      <text:list text:style-name="L1">
        <text:list-item>
          <text:p text:style-name="P9">WEB-INF: che conterrà tutte le classi dell'applicazione e il file web.xml fondamentale per la web application che contiene le indicazioni su quali sono le servlet e su come devono essere mappate rispetto all'url. Le sue sottocartelle sono:</text:p>
        </text:list-item>
        <text:list-item>
          <text:p text:style-name="P10">classes: che contiene tutte le classi servlet java compilate.</text:p>
        </text:list-item>
        <text:list-item>
          <text:p text:style-name="P10">lib: che contiene le librerie utilizzate dall'applicazione in formato .jar.</text:p>
        </text:list-item>
        <text:list-item>
          <text:p text:style-name="P9">META-INF: contiene il file context.xml di configurazione dell'ambiente in cui l'applicazione opererà.</text:p>
        </text:list-item>
      </text:list>
      <text:p text:style-name="Text_20_body"/>
      <text:p text:style-name="Text_20_body">Tutti gli altri file, come ad esempio il template o le immagini del sito, possono essere inserite direttamente nella directory principale ovvero “Job”.</text:p>
      <text:p text:style-name="P6">Documentazione utente</text:p>
      <text:p text:style-name="Text_20_body">− Descrizione delle principali funzionalità e del loro uso.</text:p>
      <text:p text:style-name="Text_20_body"/>
      <text:p text:style-name="P7">Documentazione tecnica</text:p>
      <text:p text:style-name="Text_20_body">− Diagramma che illustri contenuti e navigabilità del sito.</text:p>
      <text:p text:style-name="Text_20_body"/>
      <text:p text:style-name="P7">Documentazione tecnica</text:p>
      <text:p text:style-name="Text_20_body">− Schema relazionale della base di dati (se presente).</text:p>
      <text:p text:style-name="P7"><text:bookmark-start text:name="DDE_LINK"/>Documentazione tecnica<text:bookmark-end text:name="DDE_LINK"/></text:p>
      <text:p text:style-name="Text_20_body">− Descrizione analitica del layout del sito, con indicazione delle sue componenti statiche e dinamiche.</text:p>
      <text:p text:style-name="Text_20_body"/>
      <text:p text:style-name="Text_20_body">HOME</text:p>
      <text:p text:style-name="Text_20_body">Il sito si presenta con una pagina di benvenuto in cui si cerca di portare all'attenzione dell'utente, tutte le sue funzionalità e i relativi servizi.</text:p>
      <text:p text:style-name="Text_20_body">Si è scelto di portare in evidenza le funzionalità offerte agli utenti ed alle aziende.</text:p>
      <text:p text:style-name="Text_20_body">Abbiamo ritenuto importante inserire nella home page la ricerca dei curriculum dato che il sito è fatto apposta per la ricerca di questi. Si può effettuare la ricerca per età del canditato, sesso, lingue conosciute e titoli di studio e le sue preferenze lavorative.</text:p>
      <text:p text:style-name="Text_20_body">Sulla destra troviamo il login con relativa registrazione utente e azienda, ultime notizie inserite e modelli di progetto.</text:p>
      <text:p text:style-name="Text_20_body">Ovviamente tutti i link non trattati non aprono alcuna nuova pagina e reindirzzano sulla pagina attuale.</text:p>
      <text:p text:style-name="Text_20_body"/>
      <text:p text:style-name="Text_20_body">REGISTRAZIONE:</text:p>
      <text:p text:style-name="Text_20_body">È la registrazione di un utente normale. Per registrarsi sono obbligatori i cambi username,password e email. Dopo aver letto le condizioni d'uso e la dichiarazione sulla privacy e informativa sulla privacy, se un utente vuole può registrarsi.</text:p>
      <text:p text:style-name="Text_20_body">Dopo aver cliccato sul pulsante di registrazione, il sito inserirà i nuovi dati nel database e se il tutto è andato a buon fine apparirà un messaggio di registrazione effettuata correttamente. D'ora in poi un utente può effettuare il login dal modulo sulla destra.</text:p>
      <text:p text:style-name="Text_20_body"/>
      <text:p text:style-name="Text_20_body">REGISTRAZIONE AZIENDA:</text:p>
      <text:p text:style-name="Text_20_body">E' una registrazione a cui può avere accesso solo un'azienda poichè i campi da inserire sono username, password, email, ragione sociale e partita iva.</text:p>
      <text:p text:style-name="Text_20_body">Dopo aver letto le condizioni d'uso, dichiarazione sulla privacy e informativa sulla privacy un'azienda può registrarsi.</text:p>
      <text:p text:style-name="Text_20_body">Dopo aver cliccato sul pulsante di registrazione, il sito inserirà i nuovi dati nel database e se il tutto è andato a buon fine apparirà un messaggio di registrazione effettuata correttamente. D'ora in poi un utente può effettuare il login dal modulo sulla destra.</text:p>
      <text:p text:style-name="Text_20_body"/>
      <text:p text:style-name="Text_20_body">LOGIN:</text:p>
      <text:p text:style-name="Text_20_body">Un utente registrato o un azienda registrata possono effettuare effettuare il login</text:p>
      <text:p text:style-name="Text_20_body"/>
      <text:p text:style-name="Text_20_body"/>
      <text:p text:style-name="P7">Documentazione tecnica</text:p>
      <text:p text:style-name="Text_20_body">− Definizione del tipo di XHTML utilizzato, descrizione di eventuali problemi di validazione, lista</text:p>
      <text:p text:style-name="Text_20_body">dei browser compatibili.</text:p>
      <text:p text:style-name="Text_20_body"/>
      <text:p text:style-name="Text_20_body">Per la realizzazione del sito è stato utilizzato l'XHTML 1.0 Strict, che come ben sappiamo è la versione più rigida dell'XTML.</text:p>
      <text:p text:style-name="Text_20_body">La versione Strict infatti non accetta i tag HTML definiti deprecati, non è tollerante su inconformità sintattiche e prevede controlli più rigorosi anche sugli attributi dei tag (come per esempio l'attributo id che deve essere univoco all'interno di una pagina web).</text:p>
      <text:p text:style-name="P7">Documentazione tecnica</text:p>
      <text:p text:style-name="Text_20_body">− Descrizione delle soluzioni tecniche adottate (linguaggi, standard, protocolli, ...).</text:p>
      <text:p text:style-name="P7">Documentazione tecnica</text:p>
      <text:p text:style-name="Text_20_body">− Screenshot delle pagine più importanti del sito (opzionale)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it" fo:country="IT" style:letter-kerning="true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6-10T18:26:53</meta:creation-date>
    <dc:date>2010-06-15T09:29:42</dc:date>
    <meta:editing-cycles>17</meta:editing-cycles>
    <meta:editing-duration>PT1H46M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9" meta:paragraph-count="57" meta:word-count="797" meta:character-count="5396"/>
  </office:meta>
</office:document-meta>
</file>